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color="#FFFFFF" fo:font-size="14pt" style:font-size-asian="14pt" style:font-size-complex="14pt"/>
    </style:style>
    <style:style style:name="P14" style:parent-style-name="Normal" style:family="paragraph">
      <style:paragraph-properties fo:margin-bottom="0in"/>
      <style:text-properties fo:font-size="8pt" style:font-size-asian="8pt" style:font-size-complex="8pt"/>
    </style:style>
    <style:style style:name="P15" style:parent-style-name="Normal" style:family="paragraph">
      <style:paragraph-properties fo:margin-bottom="0in"/>
      <style:text-properties fo:font-size="8pt" style:font-size-asian="8pt" style:font-size-complex="8pt"/>
    </style:style>
    <style:style style:name="P16" style:parent-style-name="Normal" style:family="paragraph">
      <style:paragraph-properties fo:margin-bottom="0in"/>
      <style:text-properties fo:font-size="8pt" style:font-size-asian="8pt" style:font-size-complex="8pt"/>
    </style:style>
    <style:style style:name="P17" style:parent-style-name="Normal" style:family="paragraph">
      <style:paragraph-properties fo:margin-bottom="0in"/>
      <style:text-properties fo:font-size="8pt" style:font-size-asian="8pt" style:font-size-complex="8pt"/>
    </style:style>
    <style:style style:name="P18" style:parent-style-name="Normal" style:family="paragraph">
      <style:paragraph-properties fo:margin-bottom="0in"/>
      <style:text-properties fo:font-size="8pt" style:font-size-asian="8pt" style:font-size-complex="8pt"/>
    </style:style>
    <style:style style:name="P19" style:parent-style-name="Normal" style:family="paragraph">
      <style:paragraph-properties fo:margin-bottom="0in"/>
      <style:text-properties fo:font-size="8pt" style:font-size-asian="8pt" style:font-size-complex="8pt"/>
    </style:style>
    <style:style style:name="P20" style:parent-style-name="Normal" style:family="paragraph">
      <style:text-properties fo:font-size="24pt" style:font-size-asian="24pt" style:font-size-complex="24pt"/>
    </style:style>
    <style:style style:name="P21" style:parent-style-name="Normal" style:family="paragraph">
      <style:text-properties fo:font-size="24pt" style:font-size-asian="24pt" style:font-size-complex="24pt"/>
    </style:style>
    <style:style style:name="P22" style:parent-style-name="Normal" style:family="paragraph">
      <style:text-properties fo:font-size="24pt" style:font-size-asian="24pt" style:font-size-complex="24pt"/>
    </style:style>
    <style:style style:name="P23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2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25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26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27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28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29" style:parent-style-name="Normal" style:family="paragraph">
      <style:paragraph-properties fo:text-align="center"/>
      <style:text-properties fo:font-size="36pt" style:font-size-asian="36pt" style:font-size-complex="36pt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0070c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70c0" draw:opacity="100%" draw:stroke="solid" svg:stroke-width="0.01389in" svg:stroke-color="#2f528f" svg:stroke-opacity="100%" draw:stroke-linejoin="miter" svg:stroke-linecap="butt" style:horizontal-rel="page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ge" style:vertical-rel="page" style:horizontal-pos="from-left" style:vertical-pos="from-top"/>
    </style:style>
    <style:style style:family="graphic" style:name="a1">
      <style:graphic-properties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ge-content" style:vertical-rel="page" style:horizontal-pos="right" style:vertical-pos="from-top"/>
    </style:style>
    <style:style style:family="graphic" style:name="a2">
      <style:graphic-properties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ge-content" style:vertical-rel="page" style:horizontal-pos="right" style:vertical-pos="from-top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ge-content" style:vertical-rel="page" style:horizontal-pos="right" style:vertical-pos="from-top"/>
    </style:style>
    <style:style style:family="graphic" style:name="a4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ge" style:vertical-rel="page" style:horizontal-pos="from-left" style:vertical-pos="from-top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ge" style:vertical-rel="page" style:horizontal-pos="from-left" style:vertical-pos="from-top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3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</office:automatic-styles>
  <office:body>
    <office:text text:use-soft-page-breaks="true">
      <text:p text:style-name="P1"><draw:custom-shape svg:x="0.20764in" svg:y="3.68958in" svg:width="0.34375in" svg:height="0.54167in" draw:z-index="251714560" draw:id="id0" draw:style-name="a0" draw:name="Arrow: Chevron 71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draw:custom-shape svg:x="0in" svg:y="3.50972in" svg:width="0.32292in" svg:height="0.54167in" draw:z-index="251704320" draw:id="id1" draw:style-name="a1" draw:name="Arrow: Chevron 66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draw:custom-shape svg:x="0in" svg:y="6.2875in" svg:width="0.32292in" svg:height="0.54167in" draw:z-index="251706368" draw:id="id2" draw:style-name="a2" draw:name="Arrow: Chevron 67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draw:custom-shape svg:x="0in" svg:y="8.65764in" svg:width="0.32292in" svg:height="0.54167in" draw:z-index="251708416" draw:id="id3" draw:style-name="a3" draw:name="Arrow: Chevron 68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draw:custom-shape svg:x="0.10417in" svg:y="8.175in" svg:width="0.34375in" svg:height="0.54167in" draw:z-index="251710464" draw:id="id4" draw:style-name="a4" draw:name="Arrow: Chevron 69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draw:custom-shape svg:x="0.69792in" svg:y="5.68333in" svg:width="0.34375in" svg:height="0.54167in" draw:z-index="251712512" draw:id="id5" draw:style-name="a5" draw:name="Arrow: Chevron 70" text:anchor-type="paragraph"><svg:title/><svg:desc/><draw:enhanced-geometry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/ 2"/><draw:equation draw:name="f22" draw:formula="?f20 - ?f19"/><draw:equation draw:name="f23" draw:formula="if(?f22, ?f19, ?f7)"/><draw:equation draw:name="f24" draw:formula="if(?f22, ?f20, ?f11)"/></draw:enhanced-geometry></draw:custom-shape><draw:g draw:z-index="251681792" draw:name="Group 17" draw:id="id8" draw:style-name="a8" text:anchor-type="paragraph"><svg:title/><svg:desc/><draw:custom-shape svg:x="-0.42708in" svg:y="2.60625in" svg:width="1.71875in" svg:height="1.89583in" draw:id="id6" draw:style-name="a6" draw:name="Rectangle 11"><svg:title/><svg:desc/><draw:enhanced-geometry draw:type="non-primitive" svg:viewBox="0 0 21600 21600" draw:enhanced-path="M 0 0 L 21600 0 21600 21600 0 21600 Z N"/></draw:custom-shape><draw:frame draw:id="id7" draw:style-name="a7" draw:name="Text Box 16" svg:x="-0.40625in" svg:y="4.18958in" svg:width="1.69792in" svg:height="0.30208in" style:rel-width="scale" style:rel-height="scale"><draw:text-box><text:p text:style-name="P2">TITLE</text:p></draw:text-box><svg:title/><svg:desc/></draw:frame></draw:g><draw:g draw:z-index="251683840" draw:name="Group 18" draw:id="id11" draw:style-name="a11" text:anchor-type="paragraph"><svg:title/><svg:desc/><draw:custom-shape svg:x="1.375in" svg:y="2.60208in" svg:width="1.71875in" svg:height="1.89583in" draw:id="id9" draw:style-name="a9" draw:name="Rectangle 19"><svg:title/><svg:desc/><draw:enhanced-geometry draw:type="non-primitive" svg:viewBox="0 0 21600 21600" draw:enhanced-path="M 0 0 L 21600 0 21600 21600 0 21600 Z N"/></draw:custom-shape><draw:frame draw:id="id10" draw:style-name="a10" draw:name="Text Box 20" svg:x="1.39583in" svg:y="4.18542in" svg:width="1.69792in" svg:height="0.30208in" style:rel-width="scale" style:rel-height="scale"><draw:text-box><text:p text:style-name="P3">TITLE</text:p></draw:text-box><svg:title/><svg:desc/></draw:frame></draw:g><draw:g draw:z-index="251685888" draw:name="Group 21" draw:id="id14" draw:style-name="a14" text:anchor-type="paragraph"><svg:title/><svg:desc/><draw:custom-shape svg:x="3.17708in" svg:y="2.61875in" svg:width="1.71875in" svg:height="1.89583in" draw:id="id12" draw:style-name="a12" draw:name="Rectangle 22"><svg:title/><svg:desc/><draw:enhanced-geometry draw:type="non-primitive" svg:viewBox="0 0 21600 21600" draw:enhanced-path="M 0 0 L 21600 0 21600 21600 0 21600 Z N"/></draw:custom-shape><draw:frame draw:id="id13" draw:style-name="a13" draw:name="Text Box 23" svg:x="3.19792in" svg:y="4.20208in" svg:width="1.69792in" svg:height="0.30208in" style:rel-width="scale" style:rel-height="scale"><draw:text-box><text:p text:style-name="P4">TITLE</text:p></draw:text-box><svg:title/><svg:desc/></draw:frame></draw:g><draw:g draw:z-index="251687936" draw:name="Group 24" draw:id="id17" draw:style-name="a17" text:anchor-type="paragraph"><svg:title/><svg:desc/><draw:custom-shape svg:x="6.00764in" svg:y="2.61458in" svg:width="1.71875in" svg:height="1.89583in" draw:id="id15" draw:style-name="a15" draw:name="Rectangle 25"><svg:title/><svg:desc/><draw:enhanced-geometry draw:type="non-primitive" svg:viewBox="0 0 21600 21600" draw:enhanced-path="M 0 0 L 21600 0 21600 21600 0 21600 Z N"/></draw:custom-shape><draw:frame draw:id="id16" draw:style-name="a16" draw:name="Text Box 26" svg:x="6.02847in" svg:y="4.19792in" svg:width="1.69792in" svg:height="0.30208in" style:rel-width="scale" style:rel-height="scale"><draw:text-box><text:p text:style-name="P5">TITLE</text:p></draw:text-box><svg:title/><svg:desc/></draw:frame></draw:g><draw:g draw:z-index="251689984" draw:name="Group 27" draw:id="id20" draw:style-name="a20" text:anchor-type="paragraph"><svg:title/><svg:desc/><draw:custom-shape svg:x="-0.40625in" svg:y="5.01875in" svg:width="1.71875in" svg:height="1.89583in" draw:id="id18" draw:style-name="a18" draw:name="Rectangle 28"><svg:title/><svg:desc/><draw:enhanced-geometry draw:type="non-primitive" svg:viewBox="0 0 21600 21600" draw:enhanced-path="M 0 0 L 21600 0 21600 21600 0 21600 Z N"/></draw:custom-shape><draw:frame draw:id="id19" draw:style-name="a19" draw:name="Text Box 29" svg:x="-0.38542in" svg:y="6.60208in" svg:width="1.69792in" svg:height="0.30208in" style:rel-width="scale" style:rel-height="scale"><draw:text-box><text:p text:style-name="P6">TITLE</text:p></draw:text-box><svg:title/><svg:desc/></draw:frame></draw:g><draw:g draw:z-index="251691008" draw:name="Group 30" draw:id="id23" draw:style-name="a23" text:anchor-type="paragraph"><svg:title/><svg:desc/><draw:custom-shape svg:x="1.39583in" svg:y="5.01458in" svg:width="1.71875in" svg:height="1.89583in" draw:id="id21" draw:style-name="a21" draw:name="Rectangle 31"><svg:title/><svg:desc/><draw:enhanced-geometry draw:type="non-primitive" svg:viewBox="0 0 21600 21600" draw:enhanced-path="M 0 0 L 21600 0 21600 21600 0 21600 Z N"/></draw:custom-shape><draw:frame draw:id="id22" draw:style-name="a22" draw:name="Text Box 32" svg:x="1.41667in" svg:y="6.59792in" svg:width="1.69792in" svg:height="0.30208in" style:rel-width="scale" style:rel-height="scale"><draw:text-box><text:p text:style-name="P7">TITLE</text:p></draw:text-box><svg:title/><svg:desc/></draw:frame></draw:g><draw:g draw:z-index="251692032" draw:name="Group 33" draw:id="id26" draw:style-name="a26" text:anchor-type="paragraph"><svg:title/><svg:desc/><draw:custom-shape svg:x="3.19792in" svg:y="5.03125in" svg:width="1.71875in" svg:height="1.89583in" draw:id="id24" draw:style-name="a24" draw:name="Rectangle 34"><svg:title/><svg:desc/><draw:enhanced-geometry draw:type="non-primitive" svg:viewBox="0 0 21600 21600" draw:enhanced-path="M 0 0 L 21600 0 21600 21600 0 21600 Z N"/></draw:custom-shape><draw:frame draw:id="id25" draw:style-name="a25" draw:name="Text Box 35" svg:x="3.21875in" svg:y="6.61458in" svg:width="1.69792in" svg:height="0.30208in" style:rel-width="scale" style:rel-height="scale"><draw:text-box><text:p text:style-name="P8">TITLE</text:p></draw:text-box><svg:title/><svg:desc/></draw:frame></draw:g><draw:g draw:z-index="251693056" draw:name="Group 36" draw:id="id29" draw:style-name="a29" text:anchor-type="paragraph"><svg:title/><svg:desc/><draw:custom-shape svg:x="6.02847in" svg:y="5.02708in" svg:width="1.71875in" svg:height="1.89583in" draw:id="id27" draw:style-name="a27" draw:name="Rectangle 37"><svg:title/><svg:desc/><draw:enhanced-geometry draw:type="non-primitive" svg:viewBox="0 0 21600 21600" draw:enhanced-path="M 0 0 L 21600 0 21600 21600 0 21600 Z N"/></draw:custom-shape><draw:frame draw:id="id28" draw:style-name="a28" draw:name="Text Box 38" svg:x="6.04931in" svg:y="6.61042in" svg:width="1.69792in" svg:height="0.30208in" style:rel-width="scale" style:rel-height="scale"><draw:text-box><text:p text:style-name="P9">TITLE</text:p></draw:text-box><svg:title/><svg:desc/></draw:frame></draw:g><draw:g draw:z-index="251698176" draw:name="Group 60" draw:id="id32" draw:style-name="a32" text:anchor-type="paragraph"><svg:title/><svg:desc/><draw:custom-shape svg:x="5.99722in" svg:y="7.40833in" svg:width="1.71875in" svg:height="1.89583in" draw:id="id30" draw:style-name="a30" draw:name="Rectangle 61"><svg:title/><svg:desc/><draw:enhanced-geometry draw:type="non-primitive" svg:viewBox="0 0 21600 21600" draw:enhanced-path="M 0 0 L 21600 0 21600 21600 0 21600 Z N"/></draw:custom-shape><draw:frame draw:id="id31" draw:style-name="a31" draw:name="Text Box 62" svg:x="6.01806in" svg:y="8.99167in" svg:width="1.69792in" svg:height="0.30208in" style:rel-width="scale" style:rel-height="scale"><draw:text-box><text:p text:style-name="P10">TITLE</text:p></draw:text-box><svg:title/><svg:desc/></draw:frame></draw:g><draw:g draw:z-index="251697152" draw:name="Group 57" draw:id="id35" draw:style-name="a35" text:anchor-type="paragraph"><svg:title/><svg:desc/><draw:custom-shape svg:x="3.16667in" svg:y="7.4125in" svg:width="1.71875in" svg:height="1.89583in" draw:id="id33" draw:style-name="a33" draw:name="Rectangle 58"><svg:title/><svg:desc/><draw:enhanced-geometry draw:type="non-primitive" svg:viewBox="0 0 21600 21600" draw:enhanced-path="M 0 0 L 21600 0 21600 21600 0 21600 Z N"/></draw:custom-shape><draw:frame draw:id="id34" draw:style-name="a34" draw:name="Text Box 59" svg:x="3.1875in" svg:y="8.99583in" svg:width="1.69792in" svg:height="0.30208in" style:rel-width="scale" style:rel-height="scale"><draw:text-box><text:p text:style-name="P11">TITLE</text:p></draw:text-box><svg:title/><svg:desc/></draw:frame></draw:g><draw:g draw:z-index="251696128" draw:name="Group 54" draw:id="id38" draw:style-name="a38" text:anchor-type="paragraph"><svg:title/><svg:desc/><draw:custom-shape svg:x="1.36458in" svg:y="7.39583in" svg:width="1.71875in" svg:height="1.89583in" draw:id="id36" draw:style-name="a36" draw:name="Rectangle 55"><svg:title/><svg:desc/><draw:enhanced-geometry draw:type="non-primitive" svg:viewBox="0 0 21600 21600" draw:enhanced-path="M 0 0 L 21600 0 21600 21600 0 21600 Z N"/></draw:custom-shape><draw:frame draw:id="id37" draw:style-name="a37" draw:name="Text Box 56" svg:x="1.38542in" svg:y="8.97917in" svg:width="1.69792in" svg:height="0.30208in" style:rel-width="scale" style:rel-height="scale"><draw:text-box><text:p text:style-name="P12">TITLE</text:p></draw:text-box><svg:title/><svg:desc/></draw:frame></draw:g><draw:g draw:z-index="251695104" draw:name="Group 51" draw:id="id41" draw:style-name="a41" text:anchor-type="paragraph"><svg:title/><svg:desc/><draw:custom-shape svg:x="-0.4375in" svg:y="7.4in" svg:width="1.71875in" svg:height="1.89583in" draw:id="id39" draw:style-name="a39" draw:name="Rectangle 52"><svg:title/><svg:desc/><draw:enhanced-geometry draw:type="non-primitive" svg:viewBox="0 0 21600 21600" draw:enhanced-path="M 0 0 L 21600 0 21600 21600 0 21600 Z N"/></draw:custom-shape><draw:frame draw:id="id40" draw:style-name="a40" draw:name="Text Box 53" svg:x="-0.41667in" svg:y="8.98333in" svg:width="1.69792in" svg:height="0.30208in" style:rel-width="scale" style:rel-height="scale"><draw:text-box><text:p text:style-name="P13">TITLE</text:p></draw:text-box><svg:title/><svg:desc/></draw:frame></draw:g><draw:frame draw:z-index="251699200" draw:id="id42" draw:style-name="a42" draw:name="Text Box 63" text:anchor-type="paragraph" svg:x="1.15625in" svg:y="2.12708in" svg:width="0.69792in" svg:height="0.38542in" style:rel-width="scale" style:rel-height="scale"><draw:text-box><text:p text:style-name="P14">VIEW</text:p><text:p text:style-name="P15">ALL</text:p></draw:text-box><svg:title/><svg:desc/></draw:frame><draw:frame draw:z-index="251703296" draw:id="id43" draw:style-name="a43" draw:name="Text Box 65" text:anchor-type="paragraph" svg:x="0.98958in" svg:y="7.03542in" svg:width="0.69792in" svg:height="0.38542in" style:rel-width="scale" style:rel-height="scale"><draw:text-box><text:p text:style-name="P16">VIEW</text:p><text:p text:style-name="P17">ALL</text:p></draw:text-box><svg:title/><svg:desc/></draw:frame><draw:frame draw:z-index="251701248" draw:id="id44" draw:style-name="a44" draw:name="Text Box 64" text:anchor-type="paragraph" svg:x="2.16667in" svg:y="4.64375in" svg:width="0.69792in" svg:height="0.38542in" style:rel-width="scale" style:rel-height="scale"><draw:text-box><text:p text:style-name="P18">VIEW</text:p><text:p text:style-name="P19">ALL</text:p></draw:text-box><svg:title/><svg:desc/></draw:frame><draw:frame draw:z-index="251674624" draw:id="id45" draw:style-name="a45" draw:name="Text Box 10" text:anchor-type="paragraph" svg:x="0in" svg:y="6.97917in" svg:width="4.47917in" svg:height="0.58264in" style:rel-width="scale" style:rel-height="scale"><draw:text-box><text:p text:style-name="P20">BOOKS</text:p></draw:text-box><svg:title/><svg:desc/></draw:frame><draw:frame draw:z-index="251672576" draw:id="id46" draw:style-name="a46" draw:name="Text Box 9" text:anchor-type="paragraph" svg:x="0in" svg:y="4.55417in" svg:width="4.47917in" svg:height="0.58264in" style:rel-width="scale" style:rel-height="scale"><draw:text-box><text:p text:style-name="P21">SHORT STORIES</text:p></draw:text-box><svg:title/><svg:desc/></draw:frame><draw:frame draw:z-index="251670528" draw:id="id47" draw:style-name="a47" draw:name="Text Box 8" text:anchor-type="paragraph" svg:x="0in" svg:y="2.04375in" svg:width="2.30139in" svg:height="0.58264in" style:rel-width="scale" style:rel-height="scale"><draw:text-box><text:p text:style-name="P22">SCRIPTS</text:p></draw:text-box><svg:title/><svg:desc/></draw:frame><draw:frame draw:z-index="251669504" draw:id="id48" draw:style-name="a48" draw:name="Text Box 7" text:anchor-type="paragraph" svg:x="5.03125in" svg:y="1.17708in" svg:width="2.19792in" svg:height="0.51042in" style:rel-width="scale" style:rel-height="scale"><draw:text-box><text:p text:style-name="P23">Contact</text:p></draw:text-box><svg:title/><svg:desc/></draw:frame><draw:frame draw:z-index="251667456" draw:id="id49" draw:style-name="a49" draw:name="Text Box 6" text:anchor-type="paragraph" svg:x="3.29167in" svg:y="1.17917in" svg:width="2.19792in" svg:height="0.51042in" style:rel-width="scale" style:rel-height="scale"><draw:text-box><text:p text:style-name="P24">Filmography</text:p></draw:text-box><svg:title/><svg:desc/></draw:frame><draw:frame draw:z-index="251665408" draw:id="id50" draw:style-name="a50" draw:name="Text Box 5" text:anchor-type="paragraph" svg:x="1.36389in" svg:y="1.1375in" svg:width="2.19792in" svg:height="0.4375in" style:rel-width="scale" style:rel-height="scale"><draw:text-box><text:p text:style-name="P25">Written Work</text:p></draw:text-box><svg:title/><svg:desc/></draw:frame><draw:frame draw:z-index="251663360" draw:id="id51" draw:style-name="a51" draw:name="Text Box 4" text:anchor-type="paragraph" svg:x="0.19792in" svg:y="1.14583in" svg:width="1.6875in" svg:height="0.4375in" style:rel-width="scale" style:rel-height="scale"><draw:text-box><text:p text:style-name="P26">About</text:p></draw:text-box><svg:title/><svg:desc/></draw:frame><draw:frame draw:z-index="251661312" draw:id="id52" draw:style-name="a52" draw:name="Text Box 3" text:anchor-type="paragraph" svg:x="-0.82292in" svg:y="1.12708in" svg:width="1.6875in" svg:height="0.4375in" style:rel-width="scale" style:rel-height="scale"><draw:text-box><text:p text:style-name="P27">Home</text:p></draw:text-box><svg:title/><svg:desc/></draw:frame><draw:frame draw:z-index="251659264" draw:id="id53" draw:style-name="a53" draw:name="Text Box 2" text:anchor-type="paragraph" svg:x="1.70833in" svg:y="0.25208in" svg:width="2.78125in" svg:height="0.64514in" style:rel-width="scale" style:rel-height="scale"><draw:text-box><text:p text:style-name="P28">ABstudios</text:p></draw:text-box><svg:title/><svg:desc/></draw:frame><draw:custom-shape svg:x="0in" svg:y="-0.00833in" svg:width="8.22917in" svg:height="1.73889in" draw:z-index="251658240" draw:id="id54" draw:style-name="a54" draw:name="Rectangle 1" text:anchor-type="paragraph"><svg:title/><svg:desc/><text:p text:style-name="P29"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ley bainbridge</meta:initial-creator>
    <dc:creator>Ashley bainbridge</dc:creator>
    <meta:creation-date>2021-07-12T21:40:00Z</meta:creation-date>
    <dc:date>2021-07-13T23:11:00Z</dc:date>
    <meta:template xlink:href="Normal.dotm" xlink:type="simple"/>
    <meta:editing-cycles>4</meta:editing-cycles>
    <meta:editing-duration>PT5460S</meta:editing-duration>
    <meta:document-statistic meta:page-count="1" meta:paragraph-count="1" meta:word-count="4" meta:character-count="31" meta:row-count="1" meta:non-whitespace-character-count="28"/>
  </office:meta>
</office:document-meta>
</file>